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_20__28_Rounded_29_" svg:stroke-width="0.053cm" svg:stroke-color="#ff0000" draw:marker-start-width="0.279cm" draw:marker-end-width="0.279cm" svg:stroke-linecap="round" draw:fill="none" loext:fill-use-slide-background="false" draw:textarea-horizontal-align="justify" draw:textarea-vertical-align="middle" draw:auto-grow-height="false" fo:min-height="2.042cm" fo:min-width="12.905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8a202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style:font-name="Times" fo:font-size="16pt" style:letter-kerning="true" style:font-name-asian="Noto Sans CJK SC" style:font-size-asian="16pt" style:font-name-complex="Noto Sans Devanagari" style:font-size-complex="16pt"/>
    </style:style>
    <style:style style:name="P7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3.81cm" svg:height="1.852cm" svg:x="14.661cm" svg:y="4.545cm">
          <text:p text:style-name="P6"><text:span text:style-name="T1">Using </text:span></text:p>
          <text:p text:style-name="P6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2" draw:id="id2" draw:layer="layout" svg:width="8.255cm" svg:height="3.123cm" svg:x="1.517cm" svg:y="3.592cm">
          <text:p text:style-name="P9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4" draw:id="id4" draw:layer="layout" svg:width="13.135cm" svg:height="1.471cm" svg:x="1.517cm" svg:y="10.324cm">
          <text:p text:style-name="P9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5" draw:id="id5" draw:layer="layout" svg:width="17.263cm" svg:height="1.471cm" svg:x="1.517cm" svg:y="12.864cm">
          <text:p text:style-name="P9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6" draw:text-style-name="P11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6" draw:text-style-name="P11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6" draw:text-style-name="P11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6" draw:text-style-name="P11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6" draw:text-style-name="P11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6" draw:text-style-name="P11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6" draw:text-style-name="P11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7" draw:text-style-name="P11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1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1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1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2.94cm" svg:height="0.886cm" svg:x="20.367cm" svg:y="1.701cm">
          <draw:text-box>
            <text:p>Modeling</text:p>
          </draw:text-box>
        </draw:frame>
        <draw:frame draw:style-name="gr12" draw:text-style-name="P12" draw:layer="layout" svg:width="3.207cm" svg:height="0.886cm" svg:x="20.367cm" svg:y="4.81cm">
          <draw:text-box>
            <text:p>Modifying</text:p>
          </draw:text-box>
        </draw:frame>
        <draw:frame draw:style-name="gr13" draw:text-style-name="P12" draw:layer="layout" svg:width="3.271cm" svg:height="0.886cm" svg:x="20.367cm" svg:y="10.591cm">
          <draw:text-box>
            <text:p>Simulation</text:p>
          </draw:text-box>
        </draw:frame>
        <draw:frame draw:style-name="gr14" draw:text-style-name="P12" draw:layer="layout" svg:width="3.588cm" svg:height="1.521cm" svg:x="20.589cm" svg:y="15.605cm">
          <draw:text-box>
            <text:p>Controlling</text:p>
          </draw:text-box>
        </draw:frame>
        <draw:custom-shape draw:style-name="gr15" draw:text-style-name="P11" draw:layer="layout" svg:width="13.653cm" svg:height="2.54cm" svg:x="1.317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1T11:12:11.682528253</dc:date>
    <meta:editing-duration>PT41M55S</meta:editing-duration>
    <meta:editing-cycles>5</meta:editing-cycles>
    <meta:generator>LibreOffice/24.2.7.2$Linux_X86_64 LibreOffice_project/420$Build-2</meta:generator>
    <meta:document-statistic meta:object-count="26"/>
  </office:meta>
</office:document-meta>
</file>